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19in" fo:margin-left="0in" table:align="left"/>
    </style:style>
    <style:style style:name="Table1.A" style:family="table-column">
      <style:table-column-properties style:column-width="1.2083in"/>
    </style:style>
    <style:style style:name="Table1.B" style:family="table-column">
      <style:table-column-properties style:column-width="0.6097in"/>
    </style:style>
    <style:style style:name="Table1.C" style:family="table-column">
      <style:table-column-properties style:column-width="2.7965in"/>
    </style:style>
    <style:style style:name="Table1.D" style:family="table-column">
      <style:table-column-properties style:column-width="2.3174in"/>
    </style:style>
    <style:style style:name="Table1.A1" style:family="table-cell">
      <style:table-cell-properties style:vertical-align="middle" fo:padding="0.0382in" fo:border="none"/>
    </style:style>
    <style:style style:name="Table1.A2" style:family="table-cell">
      <style:table-cell-properties fo:padding="0.0382in" fo:border="non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/>
    </style:style>
    <style:style style:name="P3" style:family="paragraph" style:parent-style-name="Standard">
      <style:paragraph-properties fo:text-align="center" style:justify-single-word="false"/>
      <style:text-properties style:font-name="DejaVu Sans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DejaVu Sans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DejaVu Sans" officeooo:paragraph-rsid="001abe4f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DejaVu Sans" officeooo:paragraph-rsid="001c09c6"/>
    </style:style>
    <style:style style:name="P9" style:family="paragraph" style:parent-style-name="Standard">
      <style:paragraph-properties fo:text-align="justify" style:justify-single-word="false"/>
      <style:text-properties style:font-name="DejaVu Sans" officeooo:paragraph-rsid="001abe4f"/>
    </style:style>
    <style:style style:name="P10" style:family="paragraph" style:parent-style-name="Standard">
      <style:paragraph-properties fo:text-align="center" style:justify-single-word="false"/>
      <style:text-properties style:font-name="DejaVu Sans"/>
    </style:style>
    <style:style style:name="P11" style:family="paragraph" style:parent-style-name="Standard">
      <style:paragraph-properties fo:text-align="center" style:justify-single-word="false"/>
      <style:text-properties style:font-name="DejaVu Sans" officeooo:paragraph-rsid="001abe4f"/>
    </style:style>
    <style:style style:name="P12" style:family="paragraph" style:parent-style-name="Standard">
      <style:paragraph-properties fo:text-align="justify" style:justify-single-word="false"/>
      <style:text-properties style:font-name="DejaVu Sans" fo:font-weight="bold" officeooo:paragraph-rsid="001abe4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DejaVu Sans" officeooo:rsid="001c09c6" officeooo:paragraph-rsid="001c09c6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DejaVu Sans" fo:font-weight="bold" style:font-weight-asian="bold" style:font-weight-complex="bold"/>
    </style:style>
    <style:style style:name="P16" style:family="paragraph" style:parent-style-name="Heading_20_1">
      <style:text-properties style:font-name="DejaVu Sans"/>
    </style:style>
    <style:style style:name="P17" style:family="paragraph" style:parent-style-name="Text_20_body">
      <style:paragraph-properties fo:text-align="justify" style:justify-single-word="false"/>
      <style:text-properties officeooo:rsid="001abe4f" officeooo:paragraph-rsid="001abe4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54e8"/>
    </style:style>
    <style:style style:name="T3" style:family="text">
      <style:text-properties style:font-name="DejaVu Sans"/>
    </style:style>
    <style:style style:name="T4" style:family="text">
      <style:text-properties style:font-name="DejaVu Sans" officeooo:rsid="001b2476"/>
    </style:style>
    <style:style style:name="T5" style:family="text">
      <style:text-properties style:font-name="DejaVu Sans" fo:font-style="italic" officeooo:rsid="001b2476" style:font-style-asian="italic" style:font-style-complex="italic"/>
    </style:style>
    <style:style style:name="T6" style:family="text">
      <style:text-properties style:font-name="DejaVu Sans" officeooo:rsid="001b2a8e"/>
    </style:style>
    <style:style style:name="T7" style:family="text">
      <style:text-properties officeooo:rsid="000adb3a"/>
    </style:style>
    <style:style style:name="T8" style:family="text">
      <style:text-properties style:font-name="DejaVu Sans"/>
    </style:style>
    <style:style style:name="T9" style:family="text">
      <style:text-properties style:font-name="DejaVu Sans" officeooo:rsid="000adb3a"/>
    </style:style>
    <style:style style:name="T10" style:family="text">
      <style:text-properties officeooo:rsid="001abe4f"/>
    </style:style>
    <style:style style:name="T11" style:family="text">
      <style:text-properties officeooo:rsid="001b2476"/>
    </style:style>
    <style:style style:name="T12" style:family="text">
      <style:text-properties officeooo:rsid="001b2a8e"/>
    </style:style>
    <style:style style:name="T13" style:family="text">
      <style:text-properties officeooo:rsid="001c09c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ModuleMessaging</text:span> v. <text:span text:style-name="T2">1.0</text:span></text:p>
      <text:p text:style-name="P3">Orbiter aux library</text:p>
      <text:p text:style-name="P3"><text:a xlink:type="simple" xlink:href="http://sf.net/projects/enjomitchsorbit">http://sf.net/projects/enjomitchsorbit</text:a>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Copyright (C)</text:p>
          </table:table-cell>
          <table:table-cell table:style-name="Table1.A1" office:value-type="string">
            <text:p text:style-name="P3">201<text:span text:style-name="T2">4</text:span></text:p>
          </table:table-cell>
          <table:table-cell table:style-name="Table1.A1" office:value-type="string">
            <text:p text:style-name="P3">Szymon Ender "Enjo" </text:p>
          </table:table-cell>
          <table:table-cell table:style-name="Table1.A1" office:value-type="string">
            <text:p text:style-name="P3"><text:span text:style-name="T1">ender-sz fat go2 pot pl</text:span></text:p>
          </table:table-cell>
        </table:table-row>
        <table:table-row>
          <table:table-cell table:style-name="Table1.A2" table:number-columns-spanned="4" office:value-type="string">
            <text:p text:style-name="P3">All rights reserved 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h text:style-name="P16" text:outline-level="1"><text:bookmark-start text:name="__RefHeading__222_1075092414"/>Intro<text:bookmark-end text:name="__RefHeading__222_1075092414"/></text:h>
      <text:p text:style-name="P17"><text:span text:style-name="T3">Are you tired of having to manually pass on launch variables from TransX's Escape Plan to Launch MFD or Manoeuvre mode's to BurnTimeCalcMFD (BTC) </text:span><text:span text:style-name="T4">when you just wanna </text:span><text:span text:style-name="T5">get there</text:span><text:span text:style-name="T3">? Look no further than on ModuleMessaging! Thanks to this library, each module can be a source of information for other modules, and each module can be a sink of the information, like in the example above.</text:span></text:p>
      <text:p text:style-name="P2"/>
      <text:p text:style-name="P9"><text:span text:style-name="T10">ModuleMessaging</text:span> is licensed under GPL. It means that every code that links with <text:span text:style-name="T10">ModuleMessaging</text:span> (statically or dynamically) has to be released under <text:span text:style-name="T10">a </text:span>GPL <text:span text:style-name="T7">compatible lice</text:span><text:span text:style-name="T9">nse. See </text:span><text:a xlink:type="simple" xlink:href="http://www.gnu.org/licenses/license-list.html"><text:span text:style-name="T3">http://www.gnu.org/licenses/license-list.html</text:span></text:a><text:span text:style-name="T3">.</text:span></text:p>
      <text:p text:style-name="P2"/>
      <text:p text:style-name="P12">Never compile in the <text:span text:style-name="T10">ModuleMessaging's</text:span> code provided in the Samples directory, or <text:span text:style-name="T11">it will simply not work</text:span>. Instead, you have to link your code with the <text:span text:style-name="T10">ModuleMessaging</text:span>.lib library. The <text:span text:style-name="T10">ModuleMessaging's</text:span> code is there only to fulfill the GPL license.</text:p>
      <text:h text:style-name="Heading_20_1" text:outline-level="1"><text:span text:style-name="T3">Usag</text:span><text:span text:style-name="T6">e</text:span></text:h>
      <text:p text:style-name="P2">To have your module <text:span text:style-name="T13">expose or read data from other modules, </text:span>follow these steps:</text:p>
      <text:list xml:id="list432753142689868946" text:style-name="L1">
        <text:list-item>
          <text:p text:style-name="P8"><text:span text:style-name="T13">To expose data, d</text:span>erive your module from EnjoLib::<text:span text:style-name="T13">IMessagingSender</text:span>, available under include path &lt;EnjoLib/<text:span text:style-name="T13">IMessagingSender</text:span>.hpp&gt;</text:p>
        </text:list-item>
        <text:list-item>
          <text:p text:style-name="P6">Implement the pure virtual methods from the above interface.</text:p>
        </text:list-item>
        <text:list-item>
          <text:p text:style-name="P14">Use the EnjoLib::IMessagingSender 's public methods to send data.</text:p>
        </text:list-item>
        <text:list-item>
          <text:p text:style-name="P14">To read data, include &lt;EnjoLib/ModuleMessaging.hpp&gt; and use its public methods.</text:p>
        </text:list-item>
        <text:list-item>
          <text:p text:style-name="P7">Compile your source and link <text:span text:style-name="T10">ModuleMessaging</text:span>.lib</text:p>
        </text:list-item>
        <text:list-item>
          <text:p text:style-name="P6">Activate HUDDrawer module in Orbiter's Modules tab of the Launchpad.</text:p>
        </text:list-item>
      </text:list>
      <text:p text:style-name="P2"/>
      <text:p text:style-name="P2">For more details, check out the Doxygen documentation in doxygen dir.</text:p>
      <text:p text:style-name="P2"/>
      <text:p text:style-name="P5"/>
      <text:p text:style-name="P5"/>
      <text:p text:style-name="P5"/>
      <text:p text:style-name="P5"/>
      <text:p text:style-name="P15"/>
      <text:p text:style-name="P5"/>
      <text:p text:style-name="P11"><text:span text:style-name="T10">ModuleMessaging</text:span> is free software: you can redistribute it and/or modify </text:p>
      <text:p text:style-name="P3">it under the terms of the GNU General Public License as published by </text:p>
      <text:p text:style-name="P3">the Free Software Foundation, either version 3 of the License, or </text:p>
      <text:p text:style-name="P3">(at your option) any later version. </text:p>
      <text:p text:style-name="P3"/>
      <text:p text:style-name="P11"><text:span text:style-name="T10">ModuleMessaging</text:span> is distributed in the hope that it will be useful, </text:p>
      <text:p text:style-name="P3">but WITHOUT ANY WARRANTY; without even the implied warranty of </text:p>
      <text:p text:style-name="P3">MERCHANTABILITY or FITNESS FOR A PARTICULAR PURPOSE. <text:s/>See the </text:p>
      <text:p text:style-name="P3">GNU General Public License for more details. </text:p>
      <text:p text:style-name="P3"/>
      <text:p text:style-name="P3">You should have received a copy of the GNU General Public License </text:p>
      <text:p text:style-name="P11">along with <text:span text:style-name="T10">ModuleMessaging</text:span>. <text:s/>If not, see &lt;http://www.gnu.org/licenses/&gt;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20:13:18</meta:creation-date>
    <meta:generator>LibreOffice/4.1.4.2$Linux_X86_64 LibreOffice_project/410m0$Build-2</meta:generator>
    <dc:date>2014-01-11T11:41:47.449775583</dc:date>
    <meta:editing-duration>PT1H23M57S</meta:editing-duration>
    <meta:editing-cycles>18</meta:editing-cycles>
    <meta:document-statistic meta:table-count="1" meta:image-count="0" meta:object-count="0" meta:page-count="2" meta:paragraph-count="31" meta:word-count="340" meta:character-count="2248" meta:non-whitespace-character-count="1931"/>
  </office:meta>
</office:document-meta>
</file>